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55.2641506222018" calcext:value-type="float">
            <text:p>55.264150622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3664947312871" calcext:value-type="float">
            <text:p>55.3664947312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6239551946615" calcext:value-type="float">
            <text:p>55.6239551946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8168973324481" calcext:value-type="float">
            <text:p>55.8168973324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8155354680558" calcext:value-type="float">
            <text:p>55.8155354680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8145821629811" calcext:value-type="float">
            <text:p>55.8145821629811</text:p>
          </table:table-cell>
          <table:table-cell table:number-columns-repeated="3"/>
          <table:table-cell office:value-type="string" calcext:value-type="string">
            <text:p>Pre-industrial</text:p>
          </table:table-cell>
        </table:table-row>
        <table:table-row table:style-name="ro1">
          <table:table-cell/>
          <table:table-cell office:value-type="float" office:value="55.8004528199105" calcext:value-type="float">
            <text:p>55.8004528199105</text:p>
          </table:table-cell>
          <table:table-cell table:number-columns-repeated="3"/>
          <table:table-cell office:value-type="float" office:value="12.915" calcext:value-type="float">
            <text:p>12.915</text:p>
          </table:table-cell>
        </table:table-row>
        <table:table-row table:style-name="ro1">
          <table:table-cell/>
          <table:table-cell office:value-type="float" office:value="55.5543979708221" calcext:value-type="float">
            <text:p>55.5543979708221</text:p>
          </table:table-cell>
          <table:table-cell table:number-columns-repeated="3"/>
          <table:table-cell office:value-type="string" calcext:value-type="string">
            <text:p>change_celcius</text:p>
          </table:table-cell>
        </table:table-row>
        <table:table-row table:style-name="ro1">
          <table:table-cell/>
          <table:table-cell office:value-type="float" office:value="55.4243399213523" calcext:value-type="float">
            <text:p>55.4243399213523</text:p>
          </table:table-cell>
          <table:table-cell table:number-columns-repeated="3"/>
          <table:table-cell table:formula="of:=[.B14]-[.F7]" office:value-type="float" office:value="0.196000000000002" calcext:value-type="float">
            <text:p>0.196000000000002</text:p>
          </table:table-cell>
        </table:table-row>
        <table:table-row table:style-name="ro1">
          <table:table-cell/>
          <table:table-cell office:value-type="float" office:value="55.5391791362375" calcext:value-type="float">
            <text:p>55.5391791362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6021994109937" calcext:value-type="float">
            <text:p>55.6021994109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6792128423812" calcext:value-type="float">
            <text:p>55.6792128423812</text:p>
          </table:table-cell>
          <table:table-cell table:number-columns-repeated="3"/>
          <table:table-cell table:formula="of:=[.F7]/[.B14]" office:value-type="float" office:value="0.98505072076882" calcext:value-type="float">
            <text:p>0.98505072076882</text:p>
          </table:table-cell>
        </table:table-row>
        <table:table-row table:style-name="ro1">
          <table:table-cell office:value-type="string" calcext:value-type="string">
            <text:p>Average (1950-1980)</text:p>
          </table:table-cell>
          <table:table-cell table:formula="of:=AVERAGE([.B1:.B12])" office:value-type="float" office:value="55.608449801111" calcext:value-type="float">
            <text:p>55.60844980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111" calcext:value-type="float">
            <text:p>13.1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6:48:18.361660910</meta:creation-date>
    <dc:date>2023-09-05T16:59:56.069397968</dc:date>
    <meta:editing-duration>PT6M26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